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168253" draw:textarea-horizontal-align="justify" draw:textarea-vertical-align="top" draw:auto-grow-height="false" fo:min-height="5.084cm" fo:min-width="6.866cm"/>
      <style:paragraph-properties style:writing-mode="lr-tb"/>
    </style:style>
    <style:style style:name="gr2" style:family="graphic" style:parent-style-name="standard">
      <style:graphic-properties svg:stroke-color="#000000" draw:fill-color="#5983b0" draw:textarea-horizontal-align="justify" draw:textarea-vertical-align="middle" draw:auto-grow-height="false" fo:min-height="0.822cm" fo:min-width="1.406cm"/>
      <style:paragraph-properties style:writing-mode="lr-tb"/>
    </style:style>
    <style:style style:name="gr3" style:family="graphic" style:parent-style-name="standard">
      <style:graphic-properties draw:stroke="none" draw:fill-color="#168253" draw:textarea-horizontal-align="justify" draw:textarea-vertical-align="middle" draw:auto-grow-height="false" fo:min-height="1.325cm" fo:min-width="2.7cm"/>
      <style:paragraph-properties style:writing-mode="lr-tb"/>
    </style:style>
    <style:style style:name="gr4" style:family="graphic" style:parent-style-name="standard">
      <style:graphic-properties draw:stroke="none" draw:fill-color="#168253" draw:textarea-horizontal-align="justify" draw:textarea-vertical-align="middle" draw:auto-grow-height="false" fo:min-height="1.401cm" fo:min-width="2.74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512cm" fo:min-width="1.78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639cm" fo:min-width="1.659cm"/>
      <style:paragraph-properties style:writing-mode="lr-tb"/>
    </style:style>
    <style:style style:name="gr7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8" style:family="graphic" style:parent-style-name="standard">
      <style:graphic-properties draw:stroke="none" draw:stroke-dash="Line_20_with_20_Fine_20_Dots" draw:fill-color="#168253" draw:textarea-horizontal-align="justify" draw:textarea-vertical-align="middle" draw:auto-grow-height="false" fo:min-height="1.401cm" fo:min-width="2.748cm"/>
      <style:paragraph-properties style:writing-mode="lr-tb"/>
    </style:style>
    <style:style style:name="P1" style:family="paragraph">
      <style:paragraph-properties fo:text-align="center" style:writing-mode="lr-tb"/>
      <style:text-properties fo:color="#ffffff" style:font-name="Calibri" fo:font-size="12pt"/>
    </style:style>
    <style:style style:name="P2" style:family="paragraph">
      <loext:graphic-properties draw:fill-color="#168253"/>
      <style:paragraph-properties fo:text-align="center" style:writing-mode="lr-tb"/>
      <style:text-properties fo:color="#ffffff" style:font-name="Calibri" fo:font-size="12pt"/>
    </style:style>
    <style:style style:name="P3" style:family="paragraph">
      <style:paragraph-properties fo:text-align="center" style:writing-mode="lr-tb"/>
      <style:text-properties fo:color="#ffffff" style:font-name="Calibri" fo:font-size="10pt" style:font-size-asian="10pt" style:font-size-complex="10pt"/>
    </style:style>
    <style:style style:name="P4" style:family="paragraph">
      <loext:graphic-properties draw:fill-color="#5983b0"/>
      <style:paragraph-properties fo:text-align="center" style:writing-mode="lr-tb"/>
      <style:text-properties fo:color="#ffffff" style:font-name="Calibri" fo:font-size="10pt" style:font-size-asian="10pt" style:font-size-complex="10pt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fo:color="#ffffff" style:font-name="Calibri" fo:font-size="12pt"/>
    </style:style>
    <style:style style:name="T2" style:family="text">
      <style:text-properties fo:color="#ffffff" style:font-name="Calibri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366cm" svg:height="5.334cm" svg:x="13.827cm" svg:y="6.461cm">
          <text:p text:style-name="P1"><text:span text:style-name="T1">Experiment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905cm" svg:height="2.032cm" svg:x="1.254cm" svg:y="6.461cm">
          <text:p text:style-name="P3"><text:span text:style-name="T2">Dataset 1:</text:span></text:p>
          <text:p text:style-name="P3"><text:span text:style-name="T2">(based on </text:span></text:p>
          <text:p text:style-name="P3"><text:span text:style-name="T2">Twitter API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2" draw:layer="layout" svg:width="3.2cm" svg:height="1.575cm" svg:x="4.633cm" svg:y="7.761cm">
          <text:p text:style-name="P1"><text:span text:style-name="T1">Data prepar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248cm" svg:height="1.651cm" svg:x="9.028cm" svg:y="7.731cm">
          <text:p text:style-name="P1"><text:span text:style-name="T1">Extract features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86cm" svg:height="0.762cm" svg:x="13.954cm" svg:y="7.223cm">
          <text:p text:style-name="P1"><text:span text:style-name="T1">Feature 1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86cm" svg:height="0.762cm" svg:x="13.954cm" svg:y="8.239cm">
          <text:p text:style-name="P1"><text:span text:style-name="T1">Feature 2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86cm" svg:height="0.762cm" svg:x="13.954cm" svg:y="10.217cm">
          <text:p text:style-name="P1"><text:span text:style-name="T1">Feature n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159cm" svg:height="0.889cm" svg:x="18.907cm" svg:y="6.969cm">
          <text:p text:style-name="P1"><text:span text:style-name="T1">Classifier 1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159cm" svg:height="0.889cm" svg:x="18.907cm" svg:y="8.239cm">
          <text:p text:style-name="P1"><text:span text:style-name="T1">Classifier 2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159cm" svg:height="0.889cm" svg:x="18.907cm" svg:y="9.509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3.159cm" svg:y1="7.604cm" svg:x2="4.683cm" svg:y2="8.493cm">
          <text:p/>
        </draw:line>
        <draw:line draw:style-name="gr7" draw:text-style-name="P5" draw:layer="layout" svg:x1="3.159cm" svg:y1="9.509cm" svg:x2="4.683cm" svg:y2="8.493cm">
          <text:p/>
        </draw:line>
        <draw:line draw:style-name="gr7" draw:text-style-name="P5" draw:layer="layout" svg:x1="7.858cm" svg:y1="8.62cm" svg:x2="9.128cm" svg:y2="8.62cm">
          <text:p/>
        </draw:line>
        <draw:custom-shape draw:style-name="gr8" draw:text-style-name="P2" draw:layer="layout" svg:width="3.248cm" svg:height="1.651cm" svg:x="23.025cm" svg:y="7.985cm">
          <text:p text:style-name="P1"><text:span text:style-name="T1">Evaluation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2.303cm" svg:y1="8.62cm" svg:x2="13.954cm" svg:y2="7.604cm">
          <text:p/>
        </draw:line>
        <draw:line draw:style-name="gr7" draw:text-style-name="P5" draw:layer="layout" svg:x1="12.303cm" svg:y1="8.62cm" svg:x2="13.954cm" svg:y2="8.62cm">
          <text:p/>
        </draw:line>
        <draw:line draw:style-name="gr7" draw:text-style-name="P5" draw:layer="layout" svg:x1="12.303cm" svg:y1="8.622cm" svg:x2="13.954cm" svg:y2="9.636cm">
          <text:p/>
        </draw:line>
        <draw:line draw:style-name="gr7" draw:text-style-name="P5" draw:layer="layout" svg:x1="16.24cm" svg:y1="7.604cm" svg:x2="18.907cm" svg:y2="7.35cm">
          <text:p/>
        </draw:line>
        <draw:line draw:style-name="gr7" draw:text-style-name="P5" draw:layer="layout" svg:x1="16.24cm" svg:y1="8.62cm" svg:x2="18.907cm" svg:y2="7.297cm">
          <text:p/>
        </draw:line>
        <draw:line draw:style-name="gr7" draw:text-style-name="P5" draw:layer="layout" svg:x1="16.24cm" svg:y1="9.636cm" svg:x2="18.907cm" svg:y2="7.298cm">
          <text:p/>
        </draw:line>
        <draw:line draw:style-name="gr7" draw:text-style-name="P5" draw:layer="layout" svg:x1="16.24cm" svg:y1="9.637cm" svg:x2="18.907cm" svg:y2="10.017cm">
          <text:p/>
        </draw:line>
        <draw:line draw:style-name="gr7" draw:text-style-name="P5" draw:layer="layout" svg:x1="16.24cm" svg:y1="9.68cm" svg:x2="18.907cm" svg:y2="8.747cm">
          <text:p/>
        </draw:line>
        <draw:line draw:style-name="gr7" draw:text-style-name="P5" draw:layer="layout" svg:x1="16.24cm" svg:y1="8.62cm" svg:x2="18.907cm" svg:y2="8.748cm">
          <text:p/>
        </draw:line>
        <draw:line draw:style-name="gr7" draw:text-style-name="P5" draw:layer="layout" svg:x1="16.24cm" svg:y1="8.663cm" svg:x2="18.907cm" svg:y2="9.89cm">
          <text:p/>
        </draw:line>
        <draw:line draw:style-name="gr7" draw:text-style-name="P5" draw:layer="layout" svg:x1="16.24cm" svg:y1="7.551cm" svg:x2="18.907cm" svg:y2="8.62cm">
          <text:p/>
        </draw:line>
        <draw:line draw:style-name="gr7" draw:text-style-name="P5" draw:layer="layout" svg:x1="16.24cm" svg:y1="7.551cm" svg:x2="18.78cm" svg:y2="9.89cm">
          <text:p/>
        </draw:line>
        <draw:line draw:style-name="gr7" draw:text-style-name="P5" draw:layer="layout" svg:x1="21.066cm" svg:y1="8.747cm" svg:x2="22.971cm" svg:y2="8.747cm">
          <text:p/>
        </draw:line>
        <draw:line draw:style-name="gr7" draw:text-style-name="P5" draw:layer="layout" svg:x1="21.066cm" svg:y1="9.89cm" svg:x2="22.971cm" svg:y2="9.001cm">
          <text:p/>
        </draw:line>
        <draw:line draw:style-name="gr7" draw:text-style-name="P5" draw:layer="layout" svg:x1="21.066cm" svg:y1="7.477cm" svg:x2="22.971cm" svg:y2="8.493cm">
          <text:p/>
        </draw:line>
        <draw:custom-shape draw:style-name="gr5" draw:text-style-name="P1" draw:layer="layout" svg:width="2.286cm" svg:height="0.762cm" svg:x="13.954cm" svg:y="9.228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159cm" svg:height="0.889cm" svg:x="18.907cm" svg:y="10.725cm">
          <text:p text:style-name="P1"><text:span text:style-name="T1">Classifier n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6.24cm" svg:y1="10.525cm" svg:x2="18.907cm" svg:y2="7.477cm">
          <text:p/>
        </draw:line>
        <draw:line draw:style-name="gr7" draw:text-style-name="P5" draw:layer="layout" svg:x1="16.24cm" svg:y1="10.526cm" svg:x2="18.907cm" svg:y2="8.747cm">
          <text:p/>
        </draw:line>
        <draw:line draw:style-name="gr7" draw:text-style-name="P5" draw:layer="layout" svg:x1="16.24cm" svg:y1="10.527cm" svg:x2="18.907cm" svg:y2="9.89cm">
          <text:p/>
        </draw:line>
        <draw:line draw:style-name="gr7" draw:text-style-name="P5" draw:layer="layout" svg:x1="16.113cm" svg:y1="10.507cm" svg:x2="18.907cm" svg:y2="11.16cm">
          <text:p/>
        </draw:line>
        <draw:line draw:style-name="gr7" draw:text-style-name="P5" draw:layer="layout" svg:x1="21.193cm" svg:y1="11.033cm" svg:x2="22.971cm" svg:y2="9.129cm">
          <text:p/>
        </draw:line>
        <draw:line draw:style-name="gr7" draw:text-style-name="P5" draw:layer="layout" svg:x1="16.24cm" svg:y1="9.68cm" svg:x2="18.78cm" svg:y2="11.033cm">
          <text:p/>
        </draw:line>
        <draw:line draw:style-name="gr7" draw:text-style-name="P5" draw:layer="layout" svg:x1="16.24cm" svg:y1="7.551cm" svg:x2="18.907cm" svg:y2="11.16cm">
          <text:p/>
        </draw:line>
        <draw:line draw:style-name="gr7" draw:text-style-name="P5" draw:layer="layout" svg:x1="16.24cm" svg:y1="8.663cm" svg:x2="18.78cm" svg:y2="11.033cm">
          <text:p/>
        </draw:line>
        <draw:custom-shape draw:style-name="gr2" draw:text-style-name="P4" draw:layer="layout" svg:width="1.905cm" svg:height="2.032cm" svg:x="1.254cm" svg:y="8.747cm">
          <text:p text:style-name="P3"><text:span text:style-name="T2"><text:s/></text:span><text:span text:style-name="T2">Dataset 2:</text:span></text:p>
          <text:p text:style-name="P3"><text:span text:style-name="T2">(from White </text:span></text:p>
          <text:p text:style-name="P3"><text:span text:style-name="T2">Supremacy </text:span></text:p>
          <text:p text:style-name="P3"><text:span text:style-name="T2">Forum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21:23:53.980944665</meta:creation-date>
    <dc:date>2020-11-25T11:41:01.518502649</dc:date>
    <meta:editing-duration>PT34M26S</meta:editing-duration>
    <meta:editing-cycles>12</meta:editing-cycles>
    <meta:generator>LibreOffice/6.4.6.2$Linux_X86_64 LibreOffice_project/40$Build-2</meta:generator>
    <meta:document-statistic meta:object-count="40"/>
  </office:meta>
</office:document-meta>
</file>